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N</mi>
            <msub>
              <mi>k</mi>
              <mtext>B</mtext>
            </msub>
            <mrow>
              <mi>T</mi>
              <mo stretchy="false">=</mo>
              <mfrac>
                <mn>1</mn>
                <mn>3</mn>
              </mfrac>
            </mrow>
            <mi>N</mi>
            <mi>m</mi>
            <mrow>
              <mo stretchy="false">〈</mo>
              <mrow>
                <mstyle mathvariant="bold">
                  <mrow>
                    <msup>
                      <mrow>
                        <mi>v</mi>
                      </mrow>
                      <mn>2</mn>
                    </msup>
                  </mrow>
                </mstyle>
              </mrow>
              <mo stretchy="false">〉</mo>
            </mrow>
            <mi/>
            <mo stretchy="false">→</mo>
            <mi/>
            <mn>3</mn>
            <mi>N</mi>
            <msub>
              <mi>k</mi>
              <mtext>B</mtext>
            </msub>
            <mrow>
              <mi>T</mi>
              <mo stretchy="false">=</mo>
              <mi>N</mi>
            </mrow>
            <mi>m</mi>
            <mrow>
              <mo stretchy="false">〈</mo>
              <mrow>
                <mstyle mathvariant="bold">
                  <mrow>
                    <msup>
                      <mrow>
                        <mi>v</mi>
                      </mrow>
                      <mn>2</mn>
                    </msup>
                  </mrow>
                </mstyle>
              </mrow>
              <mo stretchy="false">〉</mo>
            </mrow>
            <mi/>
            <mo stretchy="false">→</mo>
            <mi/>
            <mfrac>
              <mn>3</mn>
              <mn>2</mn>
            </mfrac>
            <mi>N</mi>
            <msub>
              <mi>k</mi>
              <mtext>B</mtext>
            </msub>
            <mrow>
              <mi>T</mi>
              <mo stretchy="false">=</mo>
              <mi>N</mi>
            </mrow>
            <mfrac>
              <mi>m</mi>
              <mn>2</mn>
            </mfrac>
            <mrow>
              <mo stretchy="false">〈</mo>
              <mrow>
                <mstyle mathvariant="bold">
                  <mrow>
                    <msup>
                      <mrow>
                        <mi>v</mi>
                      </mrow>
                      <mn>2</mn>
                    </msup>
                  </mrow>
                </mstyle>
              </mrow>
              <mo stretchy="false">〉</mo>
            </mrow>
          </mrow>
        </mtd>
      </mtr>
      <mtr>
        <mtd>
          <mrow>
            <mtext>mit</mtext>
            <mi/>
            <mi>U</mi>
            <mrow>
              <mrow>
                <mo stretchy="false">(</mo>
                <mrow>
                  <mi>T</mi>
                  <mi>,</mi>
                  <mi>V</mi>
                </mrow>
                <mo stretchy="false">)</mo>
              </mrow>
              <mo stretchy="false">=</mo>
              <mi>N</mi>
            </mrow>
            <mfrac>
              <mi>m</mi>
              <mn>2</mn>
            </mfrac>
            <mrow>
              <mo stretchy="false">〈</mo>
              <mrow>
                <mstyle mathvariant="bold">
                  <mrow>
                    <msup>
                      <mrow>
                        <mi>v</mi>
                      </mrow>
                      <mn>2</mn>
                    </msup>
                  </mrow>
                </mstyle>
              </mrow>
              <mo stretchy="false">〉</mo>
            </mrow>
            <mi/>
            <mtext>folgt</mtext>
            <mi/>
            <mi>N</mi>
            <mfrac>
              <mi>m</mi>
              <mn>2</mn>
            </mfrac>
            <mrow>
              <mrow>
                <mo stretchy="false">〈</mo>
                <mrow>
                  <mstyle mathvariant="bold">
                    <mrow>
                      <msup>
                        <mrow>
                          <mi>v</mi>
                        </mrow>
                        <mn>2</mn>
                      </msup>
                    </mrow>
                  </mstyle>
                </mrow>
                <mo stretchy="false">〉</mo>
              </mrow>
              <mo stretchy="false">=</mo>
              <mfrac>
                <mn>3</mn>
                <mn>2</mn>
              </mfrac>
            </mrow>
            <mi>N</mi>
            <msub>
              <mi>k</mi>
              <mtext>B</mtext>
            </msub>
            <mrow>
              <mi>T</mi>
              <mo stretchy="false">≡</mo>
              <mi>U</mi>
            </mrow>
            <mrow>
              <mo stretchy="false">(</mo>
              <mrow>
                <mi>T</mi>
              </mrow>
              <mo stretchy="false">)</mo>
            </mrow>
          </mrow>
        </mtd>
      </mtr>
    </mtable>
    <annotation encoding="StarMath 5.0">N k_"B" T = 1 over 3 N m langle bold{v}^2 rangle ~ rightarrow  ~
3 N k_"B" T = N m langle bold{v}^2 rangle ~ rightarrow ~ 3 over 2 N k_"B" T = N m over 2 langle bold{v}^2 rangle newline
"mit" ~ U(T,V) = N m over 2 langle bold{v}^2 rangle ~ "folgt" ~
N m over 2 langle bold{v}^2 rangle = 3 over 2 N k_"B" T equiv U(T)</annotation>
  </semantics>
</math>
</file>